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5.558cm"/>
    </style:style>
    <style:style style:name="P1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ader</text:p>
          </draw:text-box>
        </draw:frame>
        <draw:frame presentation:style-name="pr2" draw:layer="layout" svg:width="12.296cm" svg:height="12.178cm" svg:x="1.4cm" svg:y="4.914cm" presentation:class="outline">
          <draw:text-box>
            <text:list text:style-name="L2">
              <text:list-item>
                <text:p><text:span text:style-name="T1">Dashboard</text:span></text:p>
              </text:list-item>
              <text:list-item>
                <text:p><text:span text:style-name="T2">Add Edit student</text:span></text:p>
              </text:list-item>
              <text:list-item>
                <text:p>Reports</text:p>
              </text:list-item>
              <text:list-item>
                <text:p>Calendar</text:p>
                <text:p/>
              </text:list-item>
            </text:list>
          </draw:text-box>
        </draw:frame>
        <draw:frame presentation:style-name="pr2" draw:layer="layout" svg:width="12.296cm" svg:height="12.178cm" svg:x="14.311cm" svg:y="4.914cm" presentation:class="outline">
          <draw:text-box>
            <text:list text:style-name="L2">
              <text:list-item>
                <text:p>Alerts:</text:p>
                <text:list>
                  <text:list-item>
                    <text:p>Student needs testing</text:p>
                  </text:list-item>
                  <text:list-item>
                    <text:p>Make rpt card for student<text:tab/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draw:frame presentation:style-name="pr1" draw:layer="layout" svg:width="25.199cm" svg:height="3.506cm" svg:x="1.4cm" svg:y="0.837cm" presentation:class="title">
          <draw:text-box>
            <text:p>Header</text:p>
          </draw:text-box>
        </draw:frame>
        <draw:frame presentation:style-name="pr2" draw:layer="layout" svg:width="12.296cm" svg:height="12.178cm" svg:x="1.4cm" svg:y="4.914cm" presentation:class="outline">
          <draw:text-box>
            <text:list text:style-name="L2">
              <text:list-item>
                <text:p><text:span text:style-name="T2">Dashboard</text:span></text:p>
              </text:list-item>
              <text:list-item>
                <text:p><text:span text:style-name="T1">Add Edit student</text:span></text:p>
              </text:list-item>
              <text:list-item>
                <text:p>Reports</text:p>
              </text:list-item>
              <text:list-item>
                <text:p>Calendar</text:p>
                <text:p/>
              </text:list-item>
            </text:list>
          </draw:text-box>
        </draw:frame>
        <draw:frame presentation:style-name="pr2" draw:layer="layout" svg:width="12.296cm" svg:height="12.178cm" svg:x="14.311cm" svg:y="4.914cm" presentation:class="outline">
          <draw:text-box>
            <text:list text:style-name="L2">
              <text:list-item>
                <text:p>fName_________</text:p>
              </text:list-item>
              <text:list-item>
                <text:p>Lname_________</text:p>
              </text:list-item>
              <text:list-item>
                <text:p>DOB___________</text:p>
              </text:list-item>
              <text:list-item>
                <text:p>BeginDATE_____</text:p>
              </text:list-item>
              <text:list-item>
                <text:p>–---</text:p>
              </text:list-item>
              <text:list-item>
                <text:p>TestedDate______</text:p>
              </text:list-item>
              <text:list-item>
                <text:p>ScreenDate_____</text:p>
              </text:list-item>
              <text:list-item>
                <text:p>ReportCard______</text:p>
              </text:list-item>
              <text:list-item>
                <text:p>ExitDate________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draw:frame presentation:style-name="pr1" draw:layer="layout" svg:width="25.199cm" svg:height="3.506cm" svg:x="1.4cm" svg:y="0.837cm" presentation:class="title">
          <draw:text-box>
            <text:p>Header</text:p>
          </draw:text-box>
        </draw:frame>
        <draw:frame presentation:style-name="pr2" draw:layer="layout" svg:width="12.296cm" svg:height="12.178cm" svg:x="1.4cm" svg:y="4.914cm" presentation:class="outline">
          <draw:text-box>
            <text:list text:style-name="L2">
              <text:list-item>
                <text:p><text:span text:style-name="T2">Dashboard</text:span></text:p>
              </text:list-item>
              <text:list-item>
                <text:p><text:span text:style-name="T2">Add Edit student</text:span></text:p>
              </text:list-item>
              <text:list-item>
                <text:p><text:span text:style-name="T1">Reports</text:span></text:p>
                <text:list>
                  <text:list-item>
                    <text:p><text:span text:style-name="T2">Roster (all current)</text:span></text:p>
                  </text:list-item>
                  <text:list-item>
                    <text:p>Untested students</text:p>
                  </text:list-item>
                  <text:list-item>
                    <text:p>Unscreened students</text:p>
                  </text:list-item>
                  <text:list-item>
                    <text:p>Report card (for stu)</text:p>
                  </text:list-item>
                </text:list>
              </text:list-item>
              <text:list-item>
                <text:p>Calendar</text:p>
                <text:p/>
              </text:list-item>
            </text:list>
          </draw:text-box>
        </draw:frame>
        <draw:frame presentation:style-name="pr2" draw:layer="layout" svg:width="12.296cm" svg:height="12.178cm" svg:x="14.311cm" svg:y="4.914cm" presentation:class="outline">
          <draw:text-box>
            <text:list text:style-name="L2">
              <text:list-item>
                <text:p>Roster (all current)</text:p>
              </text:list-item>
              <text:list-item>
                <text:p>Untested students</text:p>
              </text:list-item>
              <text:list-item>
                <text:p>Unscreened students</text:p>
              </text:list-item>
              <text:list-item>
                <text:p>Report card (for stu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draw:frame presentation:style-name="pr1" draw:layer="layout" svg:width="25.199cm" svg:height="3.506cm" svg:x="1.4cm" svg:y="0.837cm" presentation:class="title">
          <draw:text-box>
            <text:p>Header</text:p>
          </draw:text-box>
        </draw:frame>
        <draw:frame presentation:style-name="pr2" draw:layer="layout" svg:width="12.296cm" svg:height="12.178cm" svg:x="1.4cm" svg:y="4.914cm" presentation:class="outline">
          <draw:text-box>
            <text:list text:style-name="L2">
              <text:list-item>
                <text:p><text:span text:style-name="T2">Dashboard</text:span></text:p>
              </text:list-item>
              <text:list-item>
                <text:p><text:span text:style-name="T2">Add Edit student</text:span></text:p>
              </text:list-item>
              <text:list-item>
                <text:p><text:span text:style-name="T1">Reports</text:span></text:p>
                <text:list>
                  <text:list-item>
                    <text:p><text:span text:style-name="T2">Roster (all current)</text:span></text:p>
                  </text:list-item>
                  <text:list-item>
                    <text:p>Untested students</text:p>
                  </text:list-item>
                  <text:list-item>
                    <text:p>Unscreened students</text:p>
                  </text:list-item>
                  <text:list-item>
                    <text:p>Report card (for stu)</text:p>
                  </text:list-item>
                </text:list>
              </text:list-item>
              <text:list-item>
                <text:p>Calendar</text:p>
                <text:p/>
              </text:list-item>
            </text:list>
          </draw:text-box>
        </draw:frame>
        <draw:frame presentation:style-name="pr2" draw:layer="layout" svg:width="12.296cm" svg:height="12.178cm" svg:x="14.311cm" svg:y="4.914cm" presentation:class="outline">
          <draw:text-box>
            <text:list text:style-name="L2">
              <text:list-item>
                <text:p>Roster (all current)</text:p>
                <text:list>
                  <text:list-item>
                    <text:p>Student 1</text:p>
                  </text:list-item>
                  <text:list-item>
                    <text:p>Student 2</text:p>
                  </text:list-item>
                  <text:list-item>
                    <text:p>Student 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">
        <draw:frame presentation:style-name="pr1" draw:layer="layout" svg:width="25.199cm" svg:height="3.506cm" svg:x="1.4cm" svg:y="0.837cm" presentation:class="title">
          <draw:text-box>
            <text:p>Header</text:p>
          </draw:text-box>
        </draw:frame>
        <draw:frame presentation:style-name="pr2" draw:layer="layout" svg:width="12.296cm" svg:height="12.178cm" svg:x="1.4cm" svg:y="4.914cm" presentation:class="outline">
          <draw:text-box>
            <text:list text:style-name="L2">
              <text:list-item>
                <text:p><text:span text:style-name="T2">Dashboard</text:span></text:p>
              </text:list-item>
              <text:list-item>
                <text:p><text:span text:style-name="T2">Add Edit student</text:span></text:p>
              </text:list-item>
              <text:list-item>
                <text:p><text:span text:style-name="T1">Reports</text:span></text:p>
                <text:list>
                  <text:list-item>
                    <text:p><text:span text:style-name="T2">Roster (all current)</text:span></text:p>
                  </text:list-item>
                  <text:list-item>
                    <text:p>Untested students</text:p>
                  </text:list-item>
                  <text:list-item>
                    <text:p>Unscreened students</text:p>
                  </text:list-item>
                  <text:list-item>
                    <text:p>Report card (for stu)</text:p>
                  </text:list-item>
                </text:list>
              </text:list-item>
              <text:list-item>
                <text:p>Calendar</text:p>
                <text:p/>
              </text:list-item>
            </text:list>
          </draw:text-box>
        </draw:frame>
        <draw:frame presentation:style-name="pr2" draw:layer="layout" svg:width="12.296cm" svg:height="12.178cm" svg:x="14.311cm" svg:y="4.914cm" presentation:class="outline">
          <draw:text-box>
            <text:list text:style-name="L2">
              <text:list-item>
                <text:p>Untested students</text:p>
                <text:list>
                  <text:list-item>
                    <text:p>Student 1</text:p>
                  </text:list-item>
                  <text:list-item>
                    <text:p>Student 2</text:p>
                  </text:list-item>
                  <text:list-item>
                    <text:p>Student 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ader</text:p>
          </draw:text-box>
        </draw:frame>
        <draw:frame presentation:style-name="pr2" draw:layer="layout" svg:width="12.296cm" svg:height="12.178cm" svg:x="1.4cm" svg:y="4.914cm" presentation:class="outline">
          <draw:text-box>
            <text:list text:style-name="L2">
              <text:list-item>
                <text:p><text:span text:style-name="T2">Dashboard</text:span></text:p>
              </text:list-item>
              <text:list-item>
                <text:p><text:span text:style-name="T2">Add Edit student</text:span></text:p>
              </text:list-item>
              <text:list-item>
                <text:p><text:span text:style-name="T1">Reports</text:span></text:p>
                <text:list>
                  <text:list-item>
                    <text:p><text:span text:style-name="T2">Roster (all current)</text:span></text:p>
                  </text:list-item>
                  <text:list-item>
                    <text:p>Untested students</text:p>
                  </text:list-item>
                  <text:list-item>
                    <text:p>Unscreened students</text:p>
                  </text:list-item>
                  <text:list-item>
                    <text:p>Report card (for stu)</text:p>
                  </text:list-item>
                </text:list>
              </text:list-item>
              <text:list-item>
                <text:p>Calendar</text:p>
                <text:p/>
              </text:list-item>
            </text:list>
          </draw:text-box>
        </draw:frame>
        <draw:frame presentation:style-name="pr2" draw:layer="layout" svg:width="12.296cm" svg:height="12.178cm" svg:x="14.311cm" svg:y="4.914cm" presentation:class="outline">
          <draw:text-box>
            <text:list text:style-name="L2">
              <text:list-item>
                <text:p>Unscreened students</text:p>
                <text:list>
                  <text:list-item>
                    <text:p>Student 1</text:p>
                  </text:list-item>
                  <text:list-item>
                    <text:p>Student 2</text:p>
                  </text:list-item>
                  <text:list-item>
                    <text:p>Student 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">
        <draw:frame presentation:style-name="pr1" draw:layer="layout" svg:width="25.199cm" svg:height="3.506cm" svg:x="1.4cm" svg:y="0.837cm" presentation:class="title">
          <draw:text-box>
            <text:p>Header</text:p>
          </draw:text-box>
        </draw:frame>
        <draw:frame presentation:style-name="pr2" draw:layer="layout" svg:width="12.296cm" svg:height="12.178cm" svg:x="1.4cm" svg:y="4.914cm" presentation:class="outline">
          <draw:text-box>
            <text:list text:style-name="L2">
              <text:list-item>
                <text:p><text:span text:style-name="T2">Dashboard</text:span></text:p>
              </text:list-item>
              <text:list-item>
                <text:p><text:span text:style-name="T2">Add Edit student</text:span></text:p>
              </text:list-item>
              <text:list-item>
                <text:p><text:span text:style-name="T1">Reports</text:span></text:p>
                <text:list>
                  <text:list-item>
                    <text:p><text:span text:style-name="T2">Roster (all current)</text:span></text:p>
                  </text:list-item>
                  <text:list-item>
                    <text:p>Untested students</text:p>
                  </text:list-item>
                  <text:list-item>
                    <text:p>Unscreened students</text:p>
                  </text:list-item>
                  <text:list-item>
                    <text:p>Report card (for stu)</text:p>
                  </text:list-item>
                </text:list>
              </text:list-item>
              <text:list-item>
                <text:p>Calendar</text:p>
                <text:p/>
              </text:list-item>
            </text:list>
          </draw:text-box>
        </draw:frame>
        <draw:frame presentation:style-name="pr2" draw:layer="layout" svg:width="12.296cm" svg:height="12.178cm" svg:x="14.311cm" svg:y="4.914cm" presentation:class="outline">
          <draw:text-box>
            <text:list text:style-name="L2">
              <text:list-item>
                <text:p>Report card (for stu)</text:p>
                <text:list>
                  <text:list-item>
                    <text:p>Student 1 earned .5 credits on this date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">
        <draw:frame presentation:style-name="pr1" draw:layer="layout" svg:width="25.199cm" svg:height="3.506cm" svg:x="1.4cm" svg:y="0.837cm" presentation:class="title">
          <draw:text-box>
            <text:p>Header</text:p>
          </draw:text-box>
        </draw:frame>
        <draw:frame presentation:style-name="pr2" draw:layer="layout" svg:width="12.296cm" svg:height="12.178cm" svg:x="1.4cm" svg:y="4.914cm" presentation:class="outline">
          <draw:text-box>
            <text:list text:style-name="L2">
              <text:list-item>
                <text:p><text:span text:style-name="T2">Dashboard</text:span></text:p>
              </text:list-item>
              <text:list-item>
                <text:p><text:span text:style-name="T2">Add Edit student</text:span></text:p>
              </text:list-item>
              <text:list-item>
                <text:p><text:span text:style-name="T1">Reports</text:span></text:p>
                <text:list>
                  <text:list-item>
                    <text:p><text:span text:style-name="T2">Roster (all current)</text:span></text:p>
                  </text:list-item>
                  <text:list-item>
                    <text:p>Untested students</text:p>
                  </text:list-item>
                  <text:list-item>
                    <text:p>Unscreened students</text:p>
                  </text:list-item>
                  <text:list-item>
                    <text:p>Report card (for stu)</text:p>
                  </text:list-item>
                </text:list>
              </text:list-item>
              <text:list-item>
                <text:p>Calendar</text:p>
                <text:p/>
              </text:list-item>
            </text:list>
          </draw:text-box>
        </draw:frame>
        <draw:frame presentation:style-name="pr2" draw:layer="layout" svg:width="12.296cm" svg:height="12.178cm" svg:x="14.311cm" svg:y="4.914cm" presentation:class="outline">
          <draw:text-box>
            <text:list text:style-name="L2">
              <text:list-item>
                <text:p>Roster (all current)</text:p>
              </text:list-item>
              <text:list-item>
                <text:p>Untested students</text:p>
              </text:list-item>
              <text:list-item>
                <text:p>Unscreened students</text:p>
              </text:list-item>
              <text:list-item>
                <text:p>Report card (for stu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">
        <draw:frame presentation:style-name="pr1" draw:layer="layout" svg:width="25.199cm" svg:height="3.506cm" svg:x="1.4cm" svg:y="0.837cm" presentation:class="title">
          <draw:text-box>
            <text:p>Header</text:p>
          </draw:text-box>
        </draw:frame>
        <draw:frame presentation:style-name="pr2" draw:layer="layout" svg:width="12.296cm" svg:height="12.178cm" svg:x="1.4cm" svg:y="4.914cm" presentation:class="outline">
          <draw:text-box>
            <text:list text:style-name="L2">
              <text:list-item>
                <text:p><text:span text:style-name="T2">Dashboard</text:span></text:p>
              </text:list-item>
              <text:list-item>
                <text:p><text:span text:style-name="T2">Add Edit student</text:span></text:p>
              </text:list-item>
              <text:list-item>
                <text:p><text:span text:style-name="T2">Reports</text:span></text:p>
              </text:list-item>
              <text:list-item>
                <text:p><text:span text:style-name="T1">Calendar</text:span></text:p>
                <text:p/>
              </text:list-item>
            </text:list>
          </draw:text-box>
        </draw:frame>
        <draw:frame presentation:style-name="pr2" draw:layer="layout" svg:width="12.296cm" svg:height="12.178cm" svg:x="14.311cm" svg:y="4.914cm" presentation:class="outline">
          <draw:text-box>
            <text:list text:style-name="L2">
              <text:list-item>
                <text:p>July</text:p>
                <text:list>
                  <text:list-item>
                    <text:p>1 2 3 4 5 6 7</text:p>
                  </text:list-item>
                  <text:list-item>
                    <text:p>8 9 10 11 12 13 14</text:p>
                  </text:list-item>
                </text:list>
              </text:list-item>
              <text:list-item>
                <text:p>Excluded dates</text:p>
              </text:list-item>
              <text:list-item>
                <text:p>exclude a dat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b schema</text:p>
          </draw:text-box>
        </draw:frame>
        <draw:frame presentation:style-name="pr2" draw:layer="layout" svg:width="12.296cm" svg:height="12.178cm" svg:x="1.4cm" svg:y="4.914cm" presentation:class="outline">
          <draw:text-box>
            <text:list text:style-name="L2">
              <text:list-item>
                <text:p>student</text:p>
                <text:list>
                  <text:list-item>
                    <text:p>student_id (Primary Key)</text:p>
                  </text:list-item>
                  <text:list-item>
                    <text:p>admin_id (Foreign Key)</text:p>
                  </text:list-item>
                  <text:list-item>
                    <text:p>first_name</text:p>
                  </text:list-item>
                  <text:list-item>
                    <text:p>last_name</text:p>
                  </text:list-item>
                  <text:list-item>
                    <text:p>date_of_birth</text:p>
                  </text:list-item>
                  <text:list-item>
                    <text:p>begin_date</text:p>
                  </text:list-item>
                  <text:list-item>
                    <text:p>tested_date</text:p>
                  </text:list-item>
                  <text:list-item>
                    <text:p>screened_date</text:p>
                  </text:list-item>
                  <text:list-item>
                    <text:p>report_card_date</text:p>
                  </text:list-item>
                  <text:list-item>
                    <text:p>exit_date<text:tab/></text:p>
                    <text:p/>
                  </text:list-item>
                </text:list>
              </text:list-item>
            </text:list>
          </draw:text-box>
        </draw:frame>
        <draw:frame presentation:style-name="pr2" draw:layer="layout" svg:width="12.296cm" svg:height="5.808cm" svg:x="14.311cm" svg:y="4.914cm" presentation:class="outline">
          <draw:text-box>
            <text:list text:style-name="L2">
              <text:list-item>
                <text:p>exclusion_date</text:p>
                <text:list>
                  <text:list-item>
                    <text:p>exclusion_date_id</text:p>
                  </text:list-item>
                  <text:list-item>
                    <text:p>date</text:p>
                  </text:list-item>
                  <text:list-item>
                    <text:p>name</text:p>
                  </text:list-item>
                </text:list>
              </text:list-item>
            </text:list>
          </draw:text-box>
        </draw:frame>
        <draw:frame presentation:style-name="pr4" draw:layer="layout" svg:width="12.296cm" svg:height="5.808cm" svg:x="14.311cm" svg:y="11.274cm" presentation:class="outline">
          <draw:text-box>
            <text:list text:style-name="L2">
              <text:list-item>
                <text:p>admin</text:p>
                <text:list>
                  <text:list-item>
                    <text:p>admin_id</text:p>
                  </text:list-item>
                  <text:list-item>
                    <text:p>username</text:p>
                  </text:list-item>
                  <text:list-item>
                    <text:p>passwo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solid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2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6.311cm"/>
      <presentation:placeholder presentation:object="object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24T10:11:15.132511789</meta:creation-date>
    <dc:date>2014-06-24T11:44:44.306247572</dc:date>
    <meta:editing-duration>PT45M8S</meta:editing-duration>
    <meta:editing-cycles>2</meta:editing-cycles>
    <meta:generator>LibreOffice/4.1.2.3$Linux_x86 LibreOffice_project/410m0$Build-3</meta:generator>
    <meta:document-statistic meta:object-count="72"/>
  </office:meta>
</office:document-meta>
</file>